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c254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c254" officeooo:paragraph-rsid="0003c254" style:font-weight-asian="bold" style:font-weight-complex="bold"/>
    </style:style>
    <style:style style:name="P3" style:family="paragraph" style:parent-style-name="Standard">
      <style:text-properties style:text-underline-style="none" fo:font-weight="normal" officeooo:rsid="0003c254" officeooo:paragraph-rsid="0003c254" style:font-weight-asian="normal" style:font-weight-complex="normal"/>
    </style:style>
    <style:style style:name="P4" style:family="paragraph" style:parent-style-name="Standard">
      <style:text-properties style:text-underline-style="none" fo:font-weight="normal" officeooo:rsid="0004e003" officeooo:paragraph-rsid="0004e003" style:font-weight-asian="normal" style:font-weight-complex="normal"/>
    </style:style>
    <style:style style:name="P5" style:family="paragraph" style:parent-style-name="Standard" style:list-style-name="L1">
      <style:text-properties officeooo:paragraph-rsid="0004e003"/>
    </style:style>
    <style:style style:name="P6" style:family="paragraph" style:parent-style-name="Standard" style:list-style-name="L1">
      <style:text-properties style:text-underline-style="none" fo:font-weight="normal" officeooo:rsid="0003c254" officeooo:paragraph-rsid="0004e003" style:font-weight-asian="normal" style:font-weight-complex="normal"/>
    </style:style>
    <style:style style:name="P7" style:family="paragraph" style:parent-style-name="Standard" style:list-style-name="L1">
      <style:text-properties style:text-underline-style="none" fo:font-weight="normal" officeooo:rsid="0003c254" officeooo:paragraph-rsid="0003c254" style:font-weight-asian="normal" style:font-weight-complex="normal"/>
    </style:style>
    <style:style style:name="P8" style:family="paragraph" style:parent-style-name="Standard" style:list-style-name="L1">
      <style:text-properties style:text-underline-style="none" fo:font-weight="normal" officeooo:rsid="0004e003" officeooo:paragraph-rsid="0004e003" style:font-weight-asian="normal" style:font-weight-complex="normal"/>
    </style:style>
    <style:style style:name="P9" style:family="paragraph" style:parent-style-name="Standard" style:list-style-name="L1">
      <style:text-properties style:text-underline-style="none" fo:font-weight="normal" officeooo:rsid="0004e003" officeooo:paragraph-rsid="00073068" style:font-weight-asian="normal" style:font-weight-complex="normal"/>
    </style:style>
    <style:style style:name="P10" style:family="paragraph" style:parent-style-name="Standard" style:list-style-name="L1">
      <style:text-properties style:text-underline-style="none" fo:font-weight="normal" officeooo:rsid="0004e003" officeooo:paragraph-rsid="00095eac" style:font-weight-asian="normal" style:font-weight-complex="normal"/>
    </style:style>
    <style:style style:name="P11" style:family="paragraph" style:parent-style-name="Standard" style:list-style-name="L1">
      <style:text-properties style:text-underline-style="none" fo:font-weight="normal" officeooo:rsid="0004e003" officeooo:paragraph-rsid="0013a0e9" style:font-weight-asian="normal" style:font-weight-complex="normal"/>
    </style:style>
    <style:style style:name="P12" style:family="paragraph" style:parent-style-name="Standard" style:list-style-name="L1">
      <style:text-properties style:text-underline-style="none" fo:font-weight="normal" officeooo:rsid="0004e003" officeooo:paragraph-rsid="00180608" style:font-weight-asian="normal" style:font-weight-complex="normal"/>
    </style:style>
    <style:style style:name="P13" style:family="paragraph" style:parent-style-name="Standard" style:list-style-name="L2">
      <style:text-properties style:text-underline-style="none" fo:font-weight="normal" officeooo:rsid="0004e003" officeooo:paragraph-rsid="0004e003" style:font-weight-asian="normal" style:font-weight-complex="normal"/>
    </style:style>
    <style:style style:name="P14" style:family="paragraph" style:parent-style-name="Standard" style:list-style-name="L1">
      <style:text-properties style:text-underline-style="none" fo:font-weight="normal" officeooo:rsid="000edd1f" officeooo:paragraph-rsid="000edd1f" style:font-weight-asian="normal" style:font-weight-complex="normal"/>
    </style:style>
    <style:style style:name="P15" style:family="paragraph" style:parent-style-name="Standard" style:list-style-name="L1">
      <style:text-properties style:text-underline-style="none" fo:font-weight="normal" officeooo:rsid="000bccc1" officeooo:paragraph-rsid="000bccc1" style:font-weight-asian="normal" style:font-weight-complex="normal"/>
    </style:style>
    <style:style style:name="P16" style:family="paragraph" style:parent-style-name="Standard" style:list-style-name="L1">
      <style:text-properties style:text-underline-style="none" fo:font-weight="normal" officeooo:rsid="000efeee" officeooo:paragraph-rsid="000efeee" style:font-weight-asian="normal" style:font-weight-complex="normal"/>
    </style:style>
    <style:style style:name="P17" style:family="paragraph" style:parent-style-name="Standard" style:list-style-name="L1">
      <style:text-properties style:text-underline-style="none" fo:font-weight="normal" officeooo:rsid="00073068" officeooo:paragraph-rsid="00073068" style:font-weight-asian="normal" style:font-weight-complex="normal"/>
    </style:style>
    <style:style style:name="P18" style:family="paragraph" style:parent-style-name="Standard" style:list-style-name="L1">
      <style:text-properties style:text-underline-style="none" fo:font-weight="normal" officeooo:rsid="00073068" officeooo:paragraph-rsid="00095eac" style:font-weight-asian="normal" style:font-weight-complex="normal"/>
    </style:style>
    <style:style style:name="P19" style:family="paragraph" style:parent-style-name="Standard" style:list-style-name="L1">
      <style:text-properties style:text-underline-style="none" fo:font-weight="normal" officeooo:rsid="00095eac" officeooo:paragraph-rsid="00095eac" style:font-weight-asian="normal" style:font-weight-complex="normal"/>
    </style:style>
    <style:style style:name="P20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095eac" officeooo:paragraph-rsid="00095eac" style:font-weight-asian="normal" style:font-weight-complex="normal"/>
    </style:style>
    <style:style style:name="P21" style:family="paragraph" style:parent-style-name="Standard" style:list-style-name="L1">
      <style:text-properties style:text-underline-style="none" fo:font-weight="normal" officeooo:rsid="00122534" officeooo:paragraph-rsid="00122534" style:font-weight-asian="normal" style:font-weight-complex="normal"/>
    </style:style>
    <style:style style:name="P22" style:family="paragraph" style:parent-style-name="Standard" style:list-style-name="L1">
      <style:text-properties style:text-underline-style="none" fo:font-weight="normal" officeooo:rsid="00180608" officeooo:paragraph-rsid="00180608" style:font-weight-asian="normal" style:font-weight-complex="normal"/>
    </style:style>
    <style:style style:name="P23" style:family="paragraph" style:parent-style-name="Standard" style:list-style-name="L1">
      <style:paragraph-properties>
        <style:tab-stops>
          <style:tab-stop style:position="0.026cm"/>
        </style:tab-stops>
      </style:paragraph-properties>
      <style:text-properties style:text-underline-style="none" fo:font-weight="normal" officeooo:rsid="00180608" officeooo:paragraph-rsid="00180608" style:font-weight-asian="normal" style:font-weight-complex="normal"/>
    </style:style>
    <style:style style:name="P24" style:family="paragraph" style:parent-style-name="Standard" style:list-style-name="L1">
      <style:text-properties style:text-underline-style="none" fo:font-weight="normal" officeooo:rsid="000bccc1" officeooo:paragraph-rsid="000bccc1" fo:background-color="transparent" style:font-weight-asian="normal" style:font-weight-complex="normal"/>
    </style:style>
    <style:style style:name="P25" style:family="paragraph" style:parent-style-name="Standard" style:list-style-name="L1">
      <style:text-properties style:text-underline-style="none" fo:font-weight="normal" officeooo:rsid="000bccc1" officeooo:paragraph-rsid="00140719" fo:background-color="transparent" style:font-weight-asian="normal" style:font-weight-complex="normal"/>
    </style:style>
    <style:style style:name="P26" style:family="paragraph" style:parent-style-name="Standard" style:list-style-name="L1">
      <style:text-properties style:text-underline-style="none" fo:font-weight="normal" officeooo:rsid="0004e003" officeooo:paragraph-rsid="000edd1f" fo:background-color="transparent" style:font-weight-asian="normal" style:font-weight-complex="normal"/>
    </style:style>
    <style:style style:name="P27" style:family="paragraph" style:parent-style-name="Standard" style:list-style-name="L1">
      <style:text-properties style:text-underline-style="none" fo:font-weight="normal" officeooo:rsid="00140719" officeooo:paragraph-rsid="00140719" fo:background-color="transparent" style:font-weight-asian="normal" style:font-weight-complex="normal"/>
    </style:style>
    <style:style style:name="P28" style:family="paragraph" style:parent-style-name="Standard" style:list-style-name="L1">
      <style:text-properties style:text-underline-style="none" fo:font-weight="normal" officeooo:rsid="00180608" officeooo:paragraph-rsid="00183126" fo:background-color="transparent" style:font-weight-asian="normal" style:font-weight-complex="normal"/>
    </style:style>
    <style:style style:name="P29" style:family="paragraph" style:parent-style-name="Standard">
      <style:text-properties style:text-underline-style="none" fo:font-weight="normal" officeooo:rsid="00180608" officeooo:paragraph-rsid="00183126" fo:background-color="transparent" style:font-weight-asian="normal" style:font-weight-complex="normal"/>
    </style:style>
    <style:style style:name="P30" style:family="paragraph" style:parent-style-name="Standard" style:list-style-name="L1">
      <style:text-properties style:text-underline-style="none" fo:font-weight="normal" officeooo:rsid="0004e003" officeooo:paragraph-rsid="00180608" fo:background-color="#ffffff" style:font-weight-asian="normal" style:font-weight-complex="normal"/>
    </style:style>
    <style:style style:name="P31" style:family="paragraph" style:parent-style-name="Standard" style:list-style-name="L1">
      <style:text-properties style:text-underline-style="none" fo:font-weight="normal" officeooo:rsid="0004e003" officeooo:paragraph-rsid="0004e003" fo:background-color="#ffffff" style:font-weight-asian="normal" style:font-weight-complex="normal"/>
    </style:style>
    <style:style style:name="P32" style:family="paragraph" style:parent-style-name="Standard" style:list-style-name="L1">
      <style:text-properties officeooo:rsid="000bccc1" officeooo:paragraph-rsid="000bccc1" fo:background-color="transparent"/>
    </style:style>
    <style:style style:name="P33" style:family="paragraph" style:parent-style-name="Standard" style:list-style-name="L1">
      <style:text-properties officeooo:rsid="0004e003" officeooo:paragraph-rsid="00122534" fo:background-color="transparent"/>
    </style:style>
    <style:style style:name="P34" style:family="paragraph" style:parent-style-name="Standard" style:list-style-name="L1">
      <style:text-properties officeooo:rsid="00122534" officeooo:paragraph-rsid="00122534" fo:background-color="transparent"/>
    </style:style>
    <style:style style:name="P35" style:family="paragraph" style:parent-style-name="Standard" style:list-style-name="L1">
      <style:text-properties officeooo:rsid="00088b88" officeooo:paragraph-rsid="0013a0e9" fo:background-color="#ffffff"/>
    </style:style>
    <style:style style:name="P36" style:family="paragraph" style:parent-style-name="Standard" style:list-style-name="L1">
      <style:text-properties officeooo:rsid="0013a0e9" officeooo:paragraph-rsid="0013a0e9" fo:background-color="#ffffff"/>
    </style:style>
    <style:style style:name="P37" style:family="paragraph" style:parent-style-name="Standard" style:list-style-name="L1">
      <style:text-properties officeooo:rsid="00140719" officeooo:paragraph-rsid="00140719" fo:background-color="#ffffff"/>
    </style:style>
    <style:style style:name="P38" style:family="paragraph" style:parent-style-name="Standard" style:list-style-name="L1">
      <style:text-properties officeooo:rsid="00140719" officeooo:paragraph-rsid="0014fd69" fo:background-color="#ffffff"/>
    </style:style>
    <style:style style:name="P39" style:family="paragraph" style:parent-style-name="Standard" style:list-style-name="L1">
      <style:text-properties officeooo:rsid="0014fd69" officeooo:paragraph-rsid="0014fd69" fo:background-color="#ffffff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c254" style:font-weight-asian="normal" style:font-weight-complex="normal"/>
    </style:style>
    <style:style style:name="T3" style:family="text">
      <style:text-properties style:text-underline-style="none" fo:font-weight="normal" officeooo:rsid="00122534" style:font-weight-asian="normal" style:font-weight-complex="normal"/>
    </style:style>
    <style:style style:name="T4" style:family="text">
      <style:text-properties style:text-underline-style="none" fo:font-weight="normal" officeooo:rsid="0013a0e9" style:font-weight-asian="normal" style:font-weight-complex="normal"/>
    </style:style>
    <style:style style:name="T5" style:family="text">
      <style:text-properties style:text-underline-style="none" fo:font-weight="normal" officeooo:rsid="00140719" style:font-weight-asian="normal" style:font-weight-complex="normal"/>
    </style:style>
    <style:style style:name="T6" style:family="text">
      <style:text-properties style:text-underline-style="none" fo:font-weight="normal" fo:background-color="#00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00ff00" loext:char-shading-value="0" style:font-size-asian="10.5pt" style:font-weight-asian="normal" style:font-weight-complex="normal"/>
    </style:style>
    <style:style style:name="T8" style:family="text">
      <style:text-properties style:text-underline-style="none" fo:font-weight="normal" officeooo:rsid="0003c254" fo:background-color="#00ff00" loext:char-shading-value="0" style:font-size-asian="10.5pt" style:font-weight-asian="normal" style:font-weight-complex="normal"/>
    </style:style>
    <style:style style:name="T9" style:family="text">
      <style:text-properties style:text-underline-style="none" fo:font-weight="normal" officeooo:rsid="0014fd69" fo:background-color="#00ff00" loext:char-shading-value="0" style:font-size-asian="10.5pt" style:font-weight-asian="normal" style:font-weight-complex="normal"/>
    </style:style>
    <style:style style:name="T10" style:family="text">
      <style:text-properties style:text-underline-style="none" fo:font-weight="normal" style:font-size-asian="10.5pt" style:font-weight-asian="normal" style:font-weight-complex="normal"/>
    </style:style>
    <style:style style:name="T11" style:family="text">
      <style:text-properties style:text-underline-style="none" fo:font-weight="normal" officeooo:rsid="0003c254" style:font-size-asian="10.5pt" style:font-weight-asian="normal" style:font-weight-complex="normal"/>
    </style:style>
    <style:style style:name="T12" style:family="text">
      <style:text-properties style:text-underline-style="none" fo:font-weight="normal" officeooo:rsid="0013a0e9" style:font-size-asian="10.5pt" style:font-weight-asian="normal" style:font-weight-complex="normal"/>
    </style:style>
    <style:style style:name="T13" style:family="text">
      <style:text-properties style:text-underline-style="none" fo:font-weight="normal" officeooo:rsid="0014fd69" style:font-size-asian="10.5pt" style:font-weight-asian="normal" style:font-weight-complex="normal"/>
    </style:style>
    <style:style style:name="T14" style:family="text">
      <style:text-properties style:text-underline-style="none" fo:font-weight="normal" officeooo:rsid="0003c254" fo:background-color="#ffffff" loext:char-shading-value="0" style:font-weight-asian="normal" style:font-weight-complex="normal"/>
    </style:style>
    <style:style style:name="T15" style:family="text">
      <style:text-properties officeooo:rsid="00073068"/>
    </style:style>
    <style:style style:name="T16" style:family="text">
      <style:text-properties officeooo:rsid="00095eac"/>
    </style:style>
    <style:style style:name="T17" style:family="text">
      <style:text-properties fo:background-color="#00ff00" loext:char-shading-value="0"/>
    </style:style>
    <style:style style:name="T18" style:family="text">
      <style:text-properties officeooo:rsid="000edd1f" fo:background-color="#00ff00" loext:char-shading-value="0"/>
    </style:style>
    <style:style style:name="T19" style:family="text">
      <style:text-properties officeooo:rsid="0003c254" fo:background-color="#00ff00" loext:char-shading-value="0" style:font-size-asian="10.5pt"/>
    </style:style>
    <style:style style:name="T20" style:family="text">
      <style:text-properties officeooo:rsid="00122534" fo:background-color="#00ff00" loext:char-shading-value="0"/>
    </style:style>
    <style:style style:name="T21" style:family="text">
      <style:text-properties officeooo:rsid="0013a0e9" fo:background-color="#00ff00" loext:char-shading-value="0"/>
    </style:style>
    <style:style style:name="T22" style:family="text">
      <style:text-properties officeooo:rsid="00183126" fo:background-color="#00ff00" loext:char-shading-value="0"/>
    </style:style>
    <style:style style:name="T23" style:family="text">
      <style:text-properties fo:background-color="transparent" loext:char-shading-value="0"/>
    </style:style>
    <style:style style:name="T24" style:family="text">
      <style:text-properties officeooo:rsid="000b30e8"/>
    </style:style>
    <style:style style:name="T25" style:family="text">
      <style:text-properties fo:background-color="#ffffff" loext:char-shading-value="0"/>
    </style:style>
    <style:style style:name="T26" style:family="text">
      <style:text-properties officeooo:rsid="0013a0e9" fo:background-color="#ffffff" loext:char-shading-value="0"/>
    </style:style>
    <style:style style:name="T27" style:family="text">
      <style:text-properties officeooo:rsid="000edd1f"/>
    </style:style>
    <style:style style:name="T28" style:family="text">
      <style:text-properties officeooo:rsid="000efeee"/>
    </style:style>
    <style:style style:name="T29" style:family="text">
      <style:text-properties officeooo:rsid="00122534"/>
    </style:style>
    <style:style style:name="T30" style:family="text">
      <style:text-properties officeooo:rsid="0013a0e9"/>
    </style:style>
    <style:style style:name="T31" style:family="text">
      <style:text-properties officeooo:rsid="00180608"/>
    </style:style>
    <style:style style:name="T32" style:family="text">
      <style:text-properties officeooo:rsid="00183126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W-Rebuild: Overview</text:p>
      <text:p text:style-name="P2"/>
      <text:list xml:id="list1587390160" text:style-name="L1">
        <text:list-item>
          <text:p text:style-name="P6">Unit<text:span text:style-name="T31">functions</text:span>: </text:p>
          <text:list>
            <text:list-item>
              <text:p text:style-name="P5"><text:span text:style-name="T2">- </text:span><text:span text:style-name="T14">movement</text:span></text:p>
              <text:list>
                <text:list-item>
                  <text:p text:style-name="P25"><text:span text:style-name="T14">- </text:span><text:span text:style-name="T19">calculate reachable area</text:span></text:p>
                </text:list-item>
                <text:list-item>
                  <text:p text:style-name="P32"><text:span text:style-name="T2">- </text:span><text:span text:style-name="T8">draw arrow for movement</text:span></text:p>
                </text:list-item>
                <text:list-item>
                  <text:p text:style-name="P36"><text:span text:style-name="T11">- </text:span><text:span text:style-name="T10">animate movement to the destination</text:span></text:p>
                </text:list-item>
                <text:list-item>
                  <text:p text:style-name="P36"><text:span text:style-name="T10">- interrupt the unit if trapped</text:span></text:p>
                </text:list-item>
                <text:list-item>
                  <text:p text:style-name="P37"><text:span text:style-name="T10">- subtract fuel for way moved</text:span></text:p>
                </text:list-item>
              </text:list>
            </text:list-item>
            <text:list-item>
              <text:p text:style-name="P33"><text:span text:style-name="T2">- </text:span><text:span text:style-name="T3">fog of war</text:span></text:p>
              <text:list>
                <text:list-item>
                  <text:p text:style-name="P34"><text:span text:style-name="T1">- </text:span><text:span text:style-name="T6">calculate visibility for each unit of the active team</text:span></text:p>
                  <text:list>
                    <text:list-item>
                      <text:p text:style-name="P34"><text:span text:style-name="T1">- expand vision for infantry on mountains</text:span></text:p>
                    </text:list-item>
                    <text:list-item>
                      <text:p text:style-name="P34"><text:span text:style-name="T1">- </text:span><text:span text:style-name="T6">properties always have visibility</text:span></text:p>
                    </text:list-item>
                  </text:list>
                </text:list-item>
                <text:list-item>
                  <text:p text:style-name="P34"><text:span text:style-name="T1">- trap </text:span><text:span text:style-name="T5">unit if it goes over an invisble tile where an enemy stands</text:span></text:p>
                </text:list-item>
              </text:list>
            </text:list-item>
            <text:list-item>
              <text:p text:style-name="P33"><text:span text:style-name="T3">- </text:span><text:span text:style-name="T1">battle</text:span></text:p>
              <text:list>
                <text:list-item>
                  <text:p text:style-name="P24">- <text:span text:style-name="T17">find attackable tiles, find attackable units</text:span></text:p>
                </text:list-item>
                <text:list-item>
                  <text:p text:style-name="P24">- <text:span text:style-name="T17">calculate damage</text:span><text:span text:style-name="T18">(based on the units, the tiles they stand on </text:span><text:span text:style-name="T27">and the CO) </text:span></text:p>
                </text:list-item>
                <text:list-item>
                  <text:p text:style-name="P27">- subtract ammo</text:p>
                </text:list-item>
                <text:list-item>
                  <text:p text:style-name="P24">- <text:span text:style-name="T17">check healt</text:span><text:span text:style-name="T20">h</text:span><text:span text:style-name="T17"> of the units </text:span><text:span text:style-name="T18">and destroy if below </text:span><text:span text:style-name="T21">0</text:span></text:p>
                </text:list-item>
                <text:list-item>
                  <text:p text:style-name="P28"><text:span text:style-name="T22">win the game</text:span></text:p>
                </text:list-item>
              </text:list>
            </text:list-item>
          </text:list>
        </text:list-item>
      </text:list>
      <text:p text:style-name="P29"/>
      <text:p text:style-name="P29"/>
      <text:list xml:id="list204314683471866" text:continue-numbering="true" text:style-name="L1">
        <text:list-item>
          <text:p text:style-name="P35"><text:span text:style-name="T4">Unittypes:</text:span></text:p>
          <text:list>
            <text:list-item>
              <text:p text:style-name="P39"><text:span text:style-name="T4">L</text:span><text:span text:style-name="T1">and:</text:span></text:p>
              <text:list>
                <text:list-item>
                  <text:p text:style-name="P35"><text:span text:style-name="T4">-</text:span><text:span text:style-name="T1"> </text:span><text:span text:style-name="T11">Anti-Air</text:span></text:p>
                  <text:list>
                    <text:list-item>
                      <text:p text:style-name="P37"><text:span text:style-name="T11">- </text:span><text:span text:style-name="T9">model</text:span><text:span text:style-name="T7">,</text:span><text:span text:style-name="T10"> </text:span><text:span text:style-name="T13">textures, </text:span><text:span text:style-name="T10">animations, sounds, 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1"> APC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"> Tank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</text:span><text:span text:style-name="T7">thumbnail</text:span></text:p>
                    </text:list-item>
                  </text:list>
                </text:list-item>
                <text:list-item>
                  <text:p text:style-name="P39"><text:span text:style-name="T4">- </text:span><text:span text:style-name="T1">MediumTank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35"><text:span text:style-name="T4">-</text:span><text:span text:style-name="T1"> </text:span><text:span text:style-name="T11">Artillery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animations, sounds, 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1"> Rocket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</text:span><text:span text:style-name="T8">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1"> Missile</text:span></text:p>
                  <text:list>
                    <text:list-item>
                      <text:p text:style-name="P37"><text:span text:style-name="T11">- graphics, animations, sounds, 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"> Megatank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35"><text:span text:style-name="T4">-</text:span><text:span text:style-name="T1"> </text:span><text:span text:style-name="T11">Recon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"> </text:span><text:span text:style-name="T11">Infantry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  <text:list-item>
                  <text:p text:style-name="P35"><text:span text:style-name="T12">-</text:span><text:span text:style-name="T1"> </text:span><text:span text:style-name="T11">Mech</text:span></text:p>
                  <text:list>
                    <text:list-item>
                      <text:p text:style-name="P38"><text:span text:style-name="T11">- </text:span><text:span text:style-name="T9">model</text:span><text:span text:style-name="T7">,</text:span><text:span text:style-name="T10"> </text:span><text:span text:style-name="T13">textures, </text:span><text:span text:style-name="T11"><text:s/>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39"><text:span text:style-name="T12">A</text:span><text:span text:style-name="T10">ir:</text:span></text:p>
              <text:list>
                <text:list-item>
                  <text:p text:style-name="P35"><text:span text:style-name="T12">-</text:span><text:span text:style-name="T1"> T-Copter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 </text:span><text:span text:style-name="T10"><text:s/>animations, sounds, thumbnail</text:span></text:p>
                    </text:list-item>
                  </text:list>
                </text:list-item>
                <text:list-item>
                  <text:p text:style-name="P35"><text:span text:style-name="T4">-</text:span><text:span text:style-name="T1"> B-Copter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35"><text:span text:style-name="T4">-</text:span><text:span text:style-name="T1"> Bomber</text:span></text:p>
                  <text:list>
                    <text:list-item>
                      <text:p text:style-name="P38"><text:soft-page-break/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35"><text:span text:style-name="T4">-</text:span><text:span text:style-name="T1"> Fighter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  <text:list-item>
              <text:p text:style-name="P39"><text:span text:style-name="T4">S</text:span><text:span text:style-name="T1">ea:</text:span></text:p>
              <text:list>
                <text:list-item>
                  <text:p text:style-name="P35"><text:span text:style-name="T4">-</text:span><text:span text:style-name="T1"> Lander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35"><text:span text:style-name="T4">-</text:span><text:span text:style-name="T1"> Battleship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39"><text:span text:style-name="T4">- </text:span><text:span text:style-name="T1">Cruiser: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  <text:list-item>
                  <text:p text:style-name="P35"><text:span text:style-name="T4">- </text:span><text:span text:style-name="T1">Sub</text:span></text:p>
                  <text:list>
                    <text:list-item>
                      <text:p text:style-name="P38"><text:span text:style-name="T11">- </text:span><text:span text:style-name="T13">model</text:span><text:span text:style-name="T10">, </text:span><text:span text:style-name="T13">textures,</text:span><text:span text:style-name="T10"> animations, sounds, thumbnail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ilefunctions:</text:p>
          <text:list>
            <text:list-item>
              <text:p text:style-name="P22">- Occupy: infantry/mech unit can take over neutral/enemy properties</text:p>
              <text:list>
                <text:list-item>
                  <text:p text:style-name="P22">- <text:span text:style-name="T32">win the game if property is HQ!</text:span></text:p>
                </text:list-item>
              </text:list>
            </text:list-item>
          </text:list>
        </text:list-item>
        <text:list-item>
          <text:p text:style-name="P7">Tile<text:span text:style-name="T31">types</text:span>:</text:p>
          <text:list>
            <text:list-item>
              <text:p text:style-name="P12">-<text:span text:style-name="T25"> plain</text:span></text:p>
            </text:list-item>
            <text:list-item>
              <text:p text:style-name="P30"><text:span text:style-name="T31">-</text:span> forest<text:span text:style-name="T16">(edges, corners, variations)</text:span></text:p>
            </text:list-item>
            <text:list-item>
              <text:p text:style-name="P30"><text:span text:style-name="T31">-</text:span> road/bridge<text:span text:style-name="T16">(straight, crossing, turns, land to water)</text:span></text:p>
            </text:list-item>
            <text:list-item>
              <text:p text:style-name="P30"><text:span text:style-name="T31">-</text:span> mountain<text:span text:style-name="T16">(variations)</text:span></text:p>
            </text:list-item>
            <text:list-item>
              <text:p text:style-name="P30"><text:span text:style-name="T31">-</text:span> river <text:span text:style-name="T24">(crossing, turns, straight)</text:span></text:p>
            </text:list-item>
            <text:list-item>
              <text:p text:style-name="P30"><text:span text:style-name="T31">-</text:span> shoal <text:span text:style-name="T16">(edges, corner, bays)</text:span></text:p>
            </text:list-item>
            <text:list-item>
              <text:p text:style-name="P30"><text:span text:style-name="T31">-</text:span> sea, reef </text:p>
            </text:list-item>
            <text:list-item>
              <text:p text:style-name="P31">- properties: facility, airport, harbor <text:span text:style-name="T16">(buy units(generic list), show details)</text:span></text:p>
            </text:list-item>
          </text:list>
        </text:list-item>
        <text:list-item>
          <text:p text:style-name="P7">Teammanagement:</text:p>
          <text:list>
            <text:list-item>
              <text:p text:style-name="P26">- <text:span text:style-name="T18">team consists of: name, its units, owned properties, available units, enemy teams and a teamcolor</text:span></text:p>
            </text:list-item>
            <text:list-item>
              <text:p text:style-name="P26"><text:span text:style-name="T27">-</text:span> <text:span text:style-name="T17">generic teams</text:span></text:p>
            </text:list-item>
            <text:list-item>
              <text:p text:style-name="P24">- </text:p>
            </text:list-item>
          </text:list>
        </text:list-item>
        <text:list-item>
          <text:p text:style-name="P14">Commanders (general):</text:p>
          <text:list>
            <text:list-item>
              <text:p text:style-name="P14">- have stronger or weaker units</text:p>
            </text:list-item>
            <text:list-item>
              <text:p text:style-name="P14">- have weak („power“) and strong („ultimate“) ability</text:p>
            </text:list-item>
            <text:list-item>
              <text:p text:style-name="P14">- have a story</text:p>
            </text:list-item>
            <text:list-item>
              <text:p text:style-name="P14">- gfx</text:p>
            </text:list-item>
            <text:list-item>
              <text:p text:style-name="P14"/>
            </text:list-item>
          </text:list>
        </text:list-item>
        <text:list-item>
          <text:p text:style-name="P7">Gamerules<text:span text:style-name="T25">: </text:span><text:span text:style-name="T26">(stages of a turn)</text:span></text:p>
          <text:list>
            <text:list-item>
              <text:p text:style-name="P11">- <text:span text:style-name="T27">Supply by APC</text:span></text:p>
            </text:list-item>
            <text:list-item>
              <text:p text:style-name="P11"><text:span text:style-name="T30">- subtract fuel (flying units only, destroy units that go below 0)</text:span></text:p>
            </text:list-item>
            <text:list-item>
              <text:p text:style-name="P11"><text:span text:style-name="T30">- </text:span><text:span text:style-name="T21">gather money for owned properties</text:span></text:p>
            </text:list-item>
            <text:list-item>
              <text:p text:style-name="P11"><text:span text:style-name="T30">- heal units on properties &amp; subtract funds for healing</text:span></text:p>
            </text:list-item>
            <text:list-item>
              <text:p text:style-name="P11"><text:span text:style-name="T30">- increase ult-meter</text:span></text:p>
            </text:list-item>
            <text:list-item>
              <text:p text:style-name="P15"><text:s/></text:p>
            </text:list-item>
          </text:list>
        </text:list-item>
        <text:list-item>
          <text:p text:style-name="P15">Menus: </text:p>
          <text:list>
            <text:list-item>
              <text:p text:style-name="P16">Context menu for</text:p>
              <text:list>
                <text:list-item>
                  <text:p text:style-name="P16">- tile</text:p>
                  <text:list>
                    <text:list-item>
                      <text:p text:style-name="P16">- info</text:p>
                    </text:list-item>
                    <text:list-item>
                      <text:p text:style-name="P16">- end turn</text:p>
                    </text:list-item>
                    <text:list-item>
                      <text:p text:style-name="P16">- save game</text:p>
                    </text:list-item>
                  </text:list>
                </text:list-item>
                <text:list-item>
                  <text:p text:style-name="P16">- unit</text:p>
                  <text:list>
                    <text:list-item>
                      <text:p text:style-name="P16">- move to</text:p>
                    </text:list-item>
                    <text:list-item>
                      <text:p text:style-name="P16">- attack</text:p>
                    </text:list-item>
                    <text:list-item>
                      <text:p text:style-name="P16">- wait</text:p>
                    </text:list-item>
                    <text:list-item>
                      <text:p text:style-name="P16"><text:soft-page-break/>- info (move type, good against wich units?, </text:p>
                    </text:list-item>
                  </text:list>
                </text:list-item>
              </text:list>
            </text:list-item>
            <text:list-item>
              <text:p text:style-name="P15">- status window of the active unit </text:p>
              <text:list>
                <text:list-item>
                  <text:p text:style-name="P15">- Logos: health, ammo, fuel, cover, tile the unit stands on, thumbnail</text:p>
                </text:list-item>
                <text:list-item>
                  <text:p text:style-name="P15">- background</text:p>
                </text:list-item>
              </text:list>
            </text:list-item>
            <text:list-item>
              <text:p text:style-name="P15">- main menu</text:p>
              <text:list>
                <text:list-item>
                  <text:p text:style-name="P16">- set up custom team (team name, team color)</text:p>
                </text:list-item>
              </text:list>
            </text:list-item>
            <text:list-item>
              <text:p text:style-name="P15">- buy menu</text:p>
              <text:list>
                <text:list-item>
                  <text:p text:style-name="P15">- <text:span text:style-name="T17">create unit on the property </text:span>(subtract funds)</text:p>
                </text:list-item>
                <text:list-item>
                  <text:p text:style-name="P15">- detail window(detailed unit thumb, Logo: move dist, vision, fuel, ammo, primary weapon, secondary weapon)</text:p>
                </text:list-item>
              </text:list>
            </text:list-item>
          </text:list>
        </text:list-item>
        <text:list-item>
          <text:p text:style-name="P7">Missions:</text:p>
          <text:list>
            <text:list-item>
              <text:p text:style-name="P9">- <text:span text:style-name="T15">tutorial</text:span></text:p>
            </text:list-item>
            <text:list-item>
              <text:p text:style-name="P17">- some interesting battles</text:p>
            </text:list-item>
            <text:list-item>
              <text:p text:style-name="P9"><text:span text:style-name="T15">-</text:span> campaign? Ehem story...</text:p>
            </text:list-item>
          </text:list>
        </text:list-item>
        <text:list-item>
          <text:p text:style-name="P7">Graphics:</text:p>
          <text:list>
            <text:list-item>
              <text:p text:style-name="P8"/>
              <text:list>
                <text:list-item>
                  <text:p text:style-name="P21">- thumbnails</text:p>
                </text:list-item>
              </text:list>
            </text:list-item>
            <text:list-item>
              <text:p text:style-name="P8">- menus</text:p>
            </text:list-item>
            <text:list-item>
              <text:p text:style-name="P8">- characters</text:p>
              <text:list>
                <text:list-item>
                  <text:p text:style-name="P21">- thumbnails</text:p>
                </text:list-item>
              </text:list>
            </text:list-item>
          </text:list>
        </text:list-item>
        <text:list-item>
          <text:p text:style-name="P8">fighting screen:</text:p>
          <text:list>
            <text:list-item>
              <text:p text:style-name="P8">- graphics for the tiles</text:p>
            </text:list-item>
            <text:list-item>
              <text:p text:style-name="P8">- damage-meter</text:p>
            </text:list-item>
          </text:list>
        </text:list-item>
        <text:list-item>
          <text:p text:style-name="P7">Animations:</text:p>
          <text:list>
            <text:list-item>
              <text:p text:style-name="P8">- movement for units</text:p>
            </text:list-item>
            <text:list-item>
              <text:p text:style-name="P8">- fighting animations</text:p>
            </text:list-item>
            <text:list-item>
              <text:p text:style-name="P9">- characters</text:p>
            </text:list-item>
          </text:list>
        </text:list-item>
        <text:list-item>
          <text:p text:style-name="P17">Commanders <text:span text:style-name="T27">(types)</text:span>:</text:p>
          <text:list>
            <text:list-item>
              <text:p text:style-name="P17">- Andy (average starter <text:span text:style-name="T28">with strong self-healing power</text:span>)</text:p>
            </text:list-item>
            <text:list-item>
              <text:p text:style-name="P17">- Max (Tanks!)</text:p>
            </text:list-item>
            <text:list-item>
              <text:p text:style-name="P17">- Grit (Artillery)</text:p>
            </text:list-item>
            <text:list-item>
              <text:p text:style-name="P17">- Kanbei (<text:span text:style-name="T29">expensive</text:span>, but strong units)</text:p>
            </text:list-item>
            <text:list-item>
              <text:p text:style-name="P17">- Sami (infantry specialist)</text:p>
            </text:list-item>
            <text:list-item>
              <text:p text:style-name="P18">- Colin (cheap units)</text:p>
            </text:list-item>
            <text:list-item>
              <text:p text:style-name="P19">- Eagle (air units)</text:p>
            </text:list-item>
            <text:list-item>
              <text:p text:style-name="P19">- Drake (naval units)</text:p>
            </text:list-item>
            <text:list-item>
              <text:p text:style-name="P19">- Redhead <text:span text:style-name="T23">from green earth? (tanks too, compare to </text:span>Max)</text:p>
            </text:list-item>
          </text:list>
        </text:list-item>
        <text:list-item>
          <text:p text:style-name="P20">REFACTOR!</text:p>
        </text:list-item>
        <text:list-item>
          <text:p text:style-name="P23">Problems: </text:p>
          <text:list>
            <text:list-item>
              <text:p text:style-name="P23">- How to position infantry on mountains?</text:p>
            </text:list-item>
            <text:list-item>
              <text:p text:style-name="P23">- How to show the borders of a map?</text:p>
            </text:list-item>
          </text:list>
          <text:p text:style-name="P10"><text:line-break/></text:p>
        </text:list-item>
      </text:list>
      <text:p text:style-name="P4"/>
      <text:p text:style-name="P4"/>
      <text:p text:style-name="P3"/>
      <text:p text:style-name="P3"/>
      <text:list xml:id="list328314032" text:style-name="L2">
        <text:list-header>
          <text:p text:style-name="P1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729fcf"/>
      <style:paragraph-properties style:page-number="auto" fo:background-color="transparent" style:shadow="none" style:writing-mode="page">
        <style:tab-stops/>
      </style:paragraph-properties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1T20:09:49.562000000</meta:creation-date>
    <dc:date>2018-03-09T20:43:12.609000000</dc:date>
    <meta:editing-duration>PT8H28M53S</meta:editing-duration>
    <meta:editing-cycles>10</meta:editing-cycles>
    <meta:generator>LibreOffice/5.3.6.1$Windows_x86 LibreOffice_project/686f202eff87ef707079aeb7f485847613344eb7</meta:generator>
    <meta:document-statistic meta:table-count="0" meta:image-count="0" meta:object-count="0" meta:page-count="3" meta:paragraph-count="141" meta:word-count="741" meta:character-count="4564" meta:non-whitespace-character-count="3802"/>
  </office:meta>
</office:document-meta>
</file>